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 style:list-style-name="L1"/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variant="normal" fo:text-transform="none" style:font-name="Symbol" fo:font-size="10pt"/>
    </style:style>
    <style:style style:name="T8" style:family="text">
      <style:text-properties fo:font-variant="normal" fo:text-transform="none" style:font-name="Symbol" fo:font-size="10pt" fo:language="en" fo:country="US"/>
    </style:style>
    <style:style style:name="T9" style:family="text">
      <style:text-properties fo:font-variant="normal" fo:text-transform="none" fo:font-size="10pt"/>
    </style:style>
    <style:style style:name="T10" style:family="text">
      <style:text-properties fo:font-variant="normal" fo:text-transform="none" fo:font-size="10pt" fo:language="en" fo:country="US"/>
    </style:style>
    <style:style style:name="T11" style:family="text">
      <style:text-properties style:font-name="Symbol" fo:font-size="10pt"/>
    </style:style>
    <style:style style:name="T12" style:family="text">
      <style:text-properties style:font-name="Symbol" fo:font-size="10pt" fo:language="en" fo:country="US"/>
    </style:style>
    <style:style style:name="T13" style:family="text">
      <style:text-properties fo:font-size="10pt"/>
    </style:style>
    <style:style style:name="T14" style:family="text">
      <style:text-properties fo:font-size="10pt" fo:language="en" fo:country="US"/>
    </style:style>
    <style:style style:name="T15" style:family="text">
      <style:text-properties fo:color="#000000"/>
    </style:style>
    <style:style style:name="T16" style:family="text">
      <style:text-properties fo:color="#000000" fo:font-style="italic"/>
    </style:style>
    <style:style style:name="T17" style:family="text">
      <style:text-properties fo:color="#000000" fo:language="en" fo:country="US"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images/0632.png" xlink:type="simple" xlink:show="embed" xlink:actuate="onLoad"/></draw:frame></text:p>
          </table:table-cell>
          <table:table-cell table:style-name="Table1.B1" office:value-type="string">
            <text:h text:style-name="P5" text:outline-level="1">Насос с компрессионными потерям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85cm" draw:z-index="1"><draw:image xlink:href="../images/0632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математическую модель насоса c регулируемым рабочим объемом в составе гидропривода с короткими трубопроводами. Формирует силовое воздействие на приводной двигатель по моменту. </text:p>
            <text:p text:style-name="Text_20_body">Особенность данной модели - учет компрессионных потерь на сжатие, что становится необходимым при моделировании гидромашин, работающих при давлениях выше 15 МПа.</text:p>
            <text:p text:style-name="Text_20_body">Данная модель может применяться при работе насоса от вала отбора мощности тепловых двигателей, скорость которых изменяется в широких пределах.</text:p>
            <text:p text:style-name="Text_20_body">Устройства подпитки и ограничения давлений учитываются во внешних модулях. </text:p>
            <text:p text:style-name="Text_20_body">При моделировании ГП с сосредоточенными параметрами коэффициенты утечек и перетечек, заданные в данном модуле, могут учитывать суммарные объемные потери насоса и гидродвигателя.</text:p>
            <text:p text:style-name="Text_20_body">Блок имеет <text:span text:style-name="T1">3</text:span> входных порта и <text:span text:style-name="T1">2 </text:span>выходных порта.</text:p>
            <text:p text:style-name="Text_20_body"><text:span text:style-name="T2">Входные порты</text:span>:</text:p>
            <text:p text:style-name="Text_20_body">На 1-ый входной порт (сверху) подается сигнал, соответствующий скорости вала насоса <text:span text:style-name="T4">Omn</text:span>;</text:p>
            <text:p text:style-name="Text_20_body">На 2-ой входной порт (снизу) подается векторный сигнал, соответствующий давлениям <text:span text:style-name="T6">Р1</text:span> и <text:span text:style-name="T6">Р2</text:span> в гидролиниях насоса (давление нагнетания и давление в сливной полости, соответственно);</text:p>
            <text:p text:style-name="Text_20_body">На 3-ий входной порт (слева) подается сигнал, соответствующий углу поворота <text:span text:style-name="T4">g</text:span> регулирующего органа насоса.</text:p>
            <text:p text:style-name="Text_20_body"><text:span text:style-name="T2">Выходные порты</text:span>:</text:p>
            <text:p text:style-name="Text_20_body">На 1-ом выходном порте (справа) формируется векторный сигнал, соответствующий <text:soft-page-break/>объемным расходам рабочей жидкости <text:span text:style-name="T4">Qn</text:span><text:span text:style-name="T6">1</text:span> и <text:span text:style-name="T4">Qn</text:span><text:span text:style-name="T6">2</text:span>, подаваемым в трубопроводы (размерность выходного вектора равна <text:span text:style-name="T1">2</text:span>);</text:p>
            <text:p text:style-name="Text_20_body">На 2-ом выходном порте (снизу) формируется сигнал, соответствующий моменту <text:span text:style-name="T4">Mn</text:span> на валу насоса;</text:p>
            <text:p text:style-name="Text_20_body"><text:span text:style-name="T2">Свойства</text:span>:</text:p>
            <text:list xml:id="list441124466247040160" text:style-name="L1">
              <text:list-item>
                <text:p text:style-name="P4"><text:span text:style-name="T16">Максимальный угол поворота </text:span><text:span text:style-name="T4">gmax</text:span><text:span text:style-name="T15">, рад</text:span>;</text:p>
              </text:list-item>
              <text:list-item>
                <text:p text:style-name="P4"><text:span text:style-name="T16">Характерный объем насоса </text:span><text:span text:style-name="T4">wgn</text:span><text:span text:style-name="T15">, м^3/рад</text:span>;</text:p>
              </text:list-item>
              <text:list-item>
                <text:p text:style-name="P4"><text:span text:style-name="T16">Коэффициент утечек в дренаж </text:span><text:span text:style-name="T4">Ly</text:span>, м^3*с/Па;</text:p>
              </text:list-item>
              <text:list-item>
                <text:p text:style-name="P4"><text:span text:style-name="T16">Коэффициент перетечек между полостями </text:span><text:span text:style-name="T17">Lp</text:span>, м^3*с/Па</text:p>
              </text:list-item>
              <text:list-item>
                <text:p text:style-name="P4"><text:span text:style-name="T16">Тип насоса </text:span><text:span text:style-name="T15">(аксиально-поршневой, аксиально-плунжерный, радиально-поршневой).</text:span></text:p>
              </text:list-item>
              <text:list-item>
                <text:p text:style-name="P4"><text:span text:style-name="T16">Модуль объемной упругости рабочей жидкости</text:span><text:span text:style-name="T15"> </text:span><text:span text:style-name="T6">Еж</text:span><text:span text:style-name="T15">, Па</text:span>;</text:p>
              </text:list-item>
              <text:list-item>
                <text:p text:style-name="P4"><text:span text:style-name="T16">Коэффициент мертвого объема </text:span><text:span text:style-name="T17">kv</text:span><text:span text:style-name="T15">.</text:span></text:p>
              </text:list-item>
            </text:list>
            <text:p text:style-name="Text_20_body"><text:span text:style-name="T2">Примечания</text:span>: </text:p>
            <text:p text:style-name="Text_20_body">1. Если какие-то именованные параметры математической модели в процессе моделирования изменяются, то в <text:span text:style-name="T6">Редакторе глобальных параметров Проекта </text:span>должны быть реализованы соответствующие расчетные соотношения.</text:p>
            <text:p text:style-name="Text_20_body">2. Если применена модель приводного двигателя неограниченной мощности, то необходимо считать, что <text:span text:style-name="T6">O</text:span><text:span text:style-name="T4">m</text:span><text:span text:style-name="T6">n</text:span> <text:span text:style-name="T5">= </text:span><text:span text:style-name="T3">C</text:span>onst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компрессионными потерями</dc:title>
    <dc:date>2014-12-09T23:25:47.30</dc:date>
    <meta:generator>OpenOffice/4.1.1$Win32 OpenOffice.org_project/411m6$Build-9775</meta:generator>
    <meta:editing-duration>PT2H58M18S</meta:editing-duration>
    <meta:editing-cycles>79</meta:editing-cycles>
    <meta:print-date>2011-11-10T16:21:48.35</meta:print-date>
    <meta:document-statistic meta:table-count="1" meta:image-count="2" meta:object-count="0" meta:page-count="2" meta:paragraph-count="29" meta:word-count="280" meta:character-count="2185"/>
    <meta:user-defined meta:name="Поле 1"/>
    <meta:user-defined meta:name="Поле 2"/>
    <meta:user-defined meta:name="Поле 3"/>
    <meta:user-defined meta:name="Поле 4"/>
  </office:meta>
</office:document-meta>
</file>